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ell" style:name="odfdo_auto_1">
      <style:table-cell-properties fo:background-color="#000080" fo:border="none"/>
    </style:style>
    <style:style style:family="table-cell" style:name="odfdo_auto_2">
      <style:table-cell-properties fo:background-color="#0000A4" fo:border="none"/>
    </style:style>
    <style:style style:family="table-cell" style:name="odfdo_auto_3">
      <style:table-cell-properties fo:background-color="#0000C9" fo:border="none"/>
    </style:style>
    <style:style style:family="table-cell" style:name="odfdo_auto_4">
      <style:table-cell-properties fo:background-color="#0000ED" fo:border="none"/>
    </style:style>
    <style:style style:family="table-cell" style:name="odfdo_auto_5">
      <style:table-cell-properties fo:background-color="#0000FF" fo:border="none"/>
    </style:style>
    <style:style style:family="table-cell" style:name="odfdo_auto_6">
      <style:table-cell-properties fo:background-color="#0020FF" fo:border="none"/>
    </style:style>
    <style:style style:family="table-cell" style:name="odfdo_auto_7">
      <style:table-cell-properties fo:background-color="#0040FF" fo:border="none"/>
    </style:style>
    <style:style style:family="table-cell" style:name="odfdo_auto_8">
      <style:table-cell-properties fo:background-color="#0060FF" fo:border="none"/>
    </style:style>
    <style:style style:family="table-cell" style:name="odfdo_auto_9">
      <style:table-cell-properties fo:background-color="#0081FF" fo:border="none"/>
    </style:style>
    <style:style style:family="table-cell" style:name="odfdo_auto_10">
      <style:table-cell-properties fo:background-color="#00A1FF" fo:border="none"/>
    </style:style>
    <style:style style:family="table-cell" style:name="odfdo_auto_11">
      <style:table-cell-properties fo:background-color="#00C1FF" fo:border="none"/>
    </style:style>
    <style:style style:family="table-cell" style:name="odfdo_auto_12">
      <style:table-cell-properties fo:background-color="#00E1FB" fo:border="none"/>
    </style:style>
    <style:style style:family="table-cell" style:name="odfdo_auto_13">
      <style:table-cell-properties fo:background-color="#15FFE1" fo:border="none"/>
    </style:style>
    <style:style style:family="table-cell" style:name="odfdo_auto_14">
      <style:table-cell-properties fo:background-color="#2FFFC7" fo:border="none"/>
    </style:style>
    <style:style style:family="table-cell" style:name="odfdo_auto_15">
      <style:table-cell-properties fo:background-color="#49FFAE" fo:border="none"/>
    </style:style>
    <style:style style:family="table-cell" style:name="odfdo_auto_16">
      <style:table-cell-properties fo:background-color="#63FF94" fo:border="none"/>
    </style:style>
    <style:style style:family="table-cell" style:name="odfdo_auto_17">
      <style:table-cell-properties fo:background-color="#7DFF7A" fo:border="none"/>
    </style:style>
    <style:style style:family="table-cell" style:name="odfdo_auto_18">
      <style:table-cell-properties fo:background-color="#97FF60" fo:border="none"/>
    </style:style>
    <style:style style:family="table-cell" style:name="odfdo_auto_19">
      <style:table-cell-properties fo:background-color="#B1FF46" fo:border="none"/>
    </style:style>
    <style:style style:family="table-cell" style:name="odfdo_auto_20">
      <style:table-cell-properties fo:background-color="#CBFF2C" fo:border="none"/>
    </style:style>
    <style:style style:family="table-cell" style:name="odfdo_auto_21">
      <style:table-cell-properties fo:background-color="#E5FF12" fo:border="none"/>
    </style:style>
    <style:style style:family="table-cell" style:name="odfdo_auto_22">
      <style:table-cell-properties fo:background-color="#FFEE00" fo:border="none"/>
    </style:style>
    <style:style style:family="table-cell" style:name="odfdo_auto_23">
      <style:table-cell-properties fo:background-color="#FFD000" fo:border="none"/>
    </style:style>
    <style:style style:family="table-cell" style:name="odfdo_auto_24">
      <style:table-cell-properties fo:background-color="#FFB200" fo:border="none"/>
    </style:style>
    <style:style style:family="table-cell" style:name="odfdo_auto_25">
      <style:table-cell-properties fo:background-color="#FF9400" fo:border="none"/>
    </style:style>
    <style:style style:family="table-cell" style:name="odfdo_auto_26">
      <style:table-cell-properties fo:background-color="#FF7700" fo:border="none"/>
    </style:style>
    <style:style style:family="table-cell" style:name="odfdo_auto_27">
      <style:table-cell-properties fo:background-color="#FF5900" fo:border="none"/>
    </style:style>
    <style:style style:family="table-cell" style:name="odfdo_auto_28">
      <style:table-cell-properties fo:background-color="#FF3B00" fo:border="none"/>
    </style:style>
    <style:style style:family="table-cell" style:name="odfdo_auto_29">
      <style:table-cell-properties fo:background-color="#FF1D00" fo:border="none"/>
    </style:style>
    <style:style style:family="table-cell" style:name="odfdo_auto_30">
      <style:table-cell-properties fo:background-color="#E80000" fo:border="none"/>
    </style:style>
    <style:style style:family="table-cell" style:name="odfdo_auto_31">
      <style:table-cell-properties fo:background-color="#C40000" fo:border="none"/>
    </style:style>
    <style:style style:family="table-cell" style:name="odfdo_auto_32">
      <style:table-cell-properties fo:background-color="#9F0000" fo:border="none"/>
    </style:style>
    <style:style style:family="table-cell" style:name="odfdo_auto_33">
      <style:table-cell-properties fo:background-color="#0C0787" fo:border="none"/>
    </style:style>
    <style:style style:family="table-cell" style:name="odfdo_auto_34">
      <style:table-cell-properties fo:background-color="#2A0593" fo:border="none"/>
    </style:style>
    <style:style style:family="table-cell" style:name="odfdo_auto_35">
      <style:table-cell-properties fo:background-color="#41039D" fo:border="none"/>
    </style:style>
    <style:style style:family="table-cell" style:name="odfdo_auto_36">
      <style:table-cell-properties fo:background-color="#5601A4" fo:border="none"/>
    </style:style>
    <style:style style:family="table-cell" style:name="odfdo_auto_37">
      <style:table-cell-properties fo:background-color="#6A00A8" fo:border="none"/>
    </style:style>
    <style:style style:family="table-cell" style:name="odfdo_auto_38">
      <style:table-cell-properties fo:background-color="#7E03A8" fo:border="none"/>
    </style:style>
    <style:style style:family="table-cell" style:name="odfdo_auto_39">
      <style:table-cell-properties fo:background-color="#900DA4" fo:border="none"/>
    </style:style>
    <style:style style:family="table-cell" style:name="odfdo_auto_40">
      <style:table-cell-properties fo:background-color="#A11B9B" fo:border="none"/>
    </style:style>
    <style:style style:family="table-cell" style:name="odfdo_auto_41">
      <style:table-cell-properties fo:background-color="#B12A90" fo:border="none"/>
    </style:style>
    <style:style style:family="table-cell" style:name="odfdo_auto_42">
      <style:table-cell-properties fo:background-color="#BF3984" fo:border="none"/>
    </style:style>
    <style:style style:family="table-cell" style:name="odfdo_auto_43">
      <style:table-cell-properties fo:background-color="#FFFFFF" fo:border="none"/>
    </style:style>
    <style:style style:family="table-cell" style:name="odfdo_auto_44">
      <style:table-cell-properties fo:border="none"/>
      <style:text-properties fo:color="#FF0000"/>
    </style:style>
  </office:automatic-styles>
  <office:body>
    <office:spreadsheet>
      <table:table table:name="Integer_0_pow_mod">
        <table:table-column table:number-columns-repeated="33"/>
        <table:table-row>
          <table:table-cell office:value-type="string" calcext:value-type="string" office:string-value="Integer_0_pow_mod">
            <text:p>Integer_0_pow_mod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UnsignedInfinity" table:style-name="odfdo_auto_32">
            <text:p>UnsignedInfinity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ZeroDivisionError | TypeError" table:style-name="odfdo_auto_34">
            <text:p>Integer | ZeroDivisionErro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ZeroDivisionError | TypeError | Integer | AttributeError" table:style-name="odfdo_auto_37">
            <text:p>ZeroDivisionError | TypeError | Integer | Attribut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 | Integer | AttributeError" table:style-name="odfdo_auto_37">
            <text:p>ZeroDivisionError | TypeError | 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 | ZeroDivisionError" table:style-name="odfdo_auto_44">
            <text:p>TypeError | ZeroDivision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ZeroDivisionError | TypeError" table:style-name="odfdo_auto_34">
            <text:p>Integer | ZeroDivisionErro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ZeroDivisionError | TypeError" table:style-name="odfdo_auto_34">
            <text:p>Integer | ZeroDivisionErro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ZeroDivisionError | TypeError" table:style-name="odfdo_auto_34">
            <text:p>Integer | ZeroDivisionErro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ZeroDivisionError | TypeError | AttributeError" table:style-name="odfdo_auto_44">
            <text:p>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 | AttributeError" table:style-name="odfdo_auto_44">
            <text:p>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 | AttributeError" table:style-name="odfdo_auto_44">
            <text:p>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 | AttributeError" table:style-name="odfdo_auto_44">
            <text:p>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 | AttributeError" table:style-name="odfdo_auto_44">
            <text:p>ZeroDivisionError | TypeError | AttributeError</text:p>
          </table:table-cell>
          <table:table-cell office:value-type="string" calcext:value-type="string" office:string-value="ZeroDivisionError | TypeError | AttributeError" table:style-name="odfdo_auto_44">
            <text:p>ZeroDivisionError | TypeError | AttributeError</text:p>
          </table:table-cell>
          <table:table-cell office:value-type="string" calcext:value-type="string" office:string-value="ZeroDivisionError | TypeError | AttributeError" table:style-name="odfdo_auto_44">
            <text:p>ZeroDivisionError | TypeError | AttributeError</text:p>
          </table:table-cell>
          <table:table-cell office:value-type="string" calcext:value-type="string" office:string-value="ZeroDivisionError | TypeError | AttributeError" table:style-name="odfdo_auto_44">
            <text:p>ZeroDivisionError | TypeError | AttributeError</text:p>
          </table:table-cell>
          <table:table-cell office:value-type="string" calcext:value-type="string" office:string-value="ZeroDivisionError | TypeError | AttributeError" table:style-name="odfdo_auto_44">
            <text:p>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UnsignedInfinity" table:style-name="odfdo_auto_32">
            <text:p>Unsigned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</table:table>
      <table:table table:name="Integer_1_pow_mod">
        <table:table-column table:number-columns-repeated="33"/>
        <table:table-row>
          <table:table-cell office:value-type="string" calcext:value-type="string" office:string-value="Integer_1_pow_mod">
            <text:p>Integer_1_pow_mod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UnsignedInfinity" table:style-name="odfdo_auto_32">
            <text:p>UnsignedInfinity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UnsignedInfinity" table:style-name="odfdo_auto_32">
            <text:p>Unsigned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</table:table>
      <table:table table:name="Integer_2_pow_mod">
        <table:table-column table:number-columns-repeated="33"/>
        <table:table-row>
          <table:table-cell office:value-type="string" calcext:value-type="string" office:string-value="Integer_2_pow_mod">
            <text:p>Integer_2_pow_mod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UnsignedInfinity" table:style-name="odfdo_auto_32">
            <text:p>UnsignedInfinity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 | Integer | AttributeError" table:style-name="odfdo_auto_37">
            <text:p>ZeroDivisionError | TypeError | 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ZeroDivisionError | TypeError" table:style-name="odfdo_auto_44">
            <text:p>ZeroDivisionError | Typ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" table:style-name="odfdo_auto_35">
            <text:p>Integer | ZeroDivisionError</text:p>
          </table:table-cell>
          <table:table-cell office:value-type="string" calcext:value-type="string" office:string-value="Integer | ZeroDivisionError | AttributeError" table:style-name="odfdo_auto_33">
            <text:p>Integer | ZeroDivisionErro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ZeroDivisionError | TypeError | AttributeError" table:style-name="odfdo_auto_36">
            <text:p>Integer | ZeroDivisionErro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UnsignedInfinity" table:style-name="odfdo_auto_32">
            <text:p>Unsigned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</table:table>
      <table:table table:name="Integer_neg_1_pow_mod">
        <table:table-column table:number-columns-repeated="33"/>
        <table:table-row>
          <table:table-cell office:value-type="string" calcext:value-type="string" office:string-value="Integer_neg_1_pow_mod">
            <text:p>Integer_neg_1_pow_mod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UnsignedInfinity" table:style-name="odfdo_auto_32">
            <text:p>UnsignedInfinity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z" table:style-name="odfdo_auto_4">
            <text:p>mpz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fr" table:style-name="odfdo_auto_5">
            <text:p>mpf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pc" table:style-name="odfdo_auto_6">
            <text:p>mpc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float32" table:style-name="odfdo_auto_7">
            <text:p>float32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longdouble" table:style-name="odfdo_auto_8">
            <text:p>longdouble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64" table:style-name="odfdo_auto_9">
            <text:p>complex64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32" table:style-name="odfdo_auto_10">
            <text:p>int32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uint16" table:style-name="odfdo_auto_11">
            <text:p>uint16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IntegerMod_int" table:style-name="odfdo_auto_13">
            <text:p>IntegerMod_int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AttributeError" table:style-name="odfdo_auto_38">
            <text:p>Integer | AttributeError</text:p>
          </table:table-cell>
          <table:table-cell office:value-type="string" calcext:value-type="string" office:string-value="Integer" table:style-name="odfdo_auto_12">
            <text:p>Intege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ational" table:style-name="odfdo_auto_14">
            <text:p>Rational</text:p>
          </table:table-cell>
          <table:table-cell office:value-type="string" calcext:value-type="string" office:string-value="Polynomial_rational_flint | TypeError | Integer | AttributeError" table:style-name="odfdo_auto_42">
            <text:p>Polynomial_rational_flint | TypeError | 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Polynomial_rational_flint | TypeError | Integer | AttributeError" table:style-name="odfdo_auto_42">
            <text:p>Polynomial_rational_flint | TypeError | 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Polynomial_rational_flint | TypeError | Integer | AttributeError" table:style-name="odfdo_auto_42">
            <text:p>Polynomial_rational_flint | TypeError | Intege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Polynomial_rational_flint | TypeError | Integer | AttributeError" table:style-name="odfdo_auto_42">
            <text:p>Polynomial_rational_flint | TypeError | 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Polynomial_rational_flint | TypeError | Integer | AttributeError" table:style-name="odfdo_auto_42">
            <text:p>Polynomial_rational_flint | TypeError | Integer | AttributeError</text:p>
          </table:table-cell>
          <table:table-cell office:value-type="string" calcext:value-type="string" office:string-value="Polynomial_rational_flint | TypeError | Integer | AttributeError" table:style-name="odfdo_auto_42">
            <text:p>Polynomial_rational_flint | TypeError | Integer | AttributeError</text:p>
          </table:table-cell>
          <table:table-cell office:value-type="string" calcext:value-type="string" office:string-value="Polynomial_rational_flint | TypeError | Integer | AttributeError" table:style-name="odfdo_auto_42">
            <text:p>Polynomial_rational_flint | TypeError | Integer | AttributeError</text:p>
          </table:table-cell>
          <table:table-cell office:value-type="string" calcext:value-type="string" office:string-value="Polynomial_rational_flint | TypeError | Integer | AttributeError" table:style-name="odfdo_auto_42">
            <text:p>Polynomial_rational_flint | TypeError | Integer | AttributeError</text:p>
          </table:table-cell>
          <table:table-cell office:value-type="string" calcext:value-type="string" office:string-value="Polynomial_rational_flint | TypeError | Integer | AttributeError" table:style-name="odfdo_auto_42">
            <text:p>Polynomial_rational_flint | TypeError | Intege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Expression" table:style-name="odfdo_auto_15">
            <text:p>Expression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_integer_dense_flint" table:style-name="odfdo_auto_16">
            <text:p>Polynomial_integer_dense_flint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_rational_flint" table:style-name="odfdo_auto_17">
            <text:p>Polynomial_rational_flint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RealDense" table:style-name="odfdo_auto_18">
            <text:p>PolynomialRealDense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Integer | TypeError | AttributeError" table:style-name="odfdo_auto_40">
            <text:p>Integer | 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olynomialRing_field_with_category.element_class" table:style-name="odfdo_auto_19">
            <text:p>PolynomialRing_field_with_category.element_class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OrderElement_quadratic" table:style-name="odfdo_auto_20">
            <text:p>OrderElement_quadratic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Integer | TypeError" table:style-name="odfdo_auto_39">
            <text:p>Integer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AttributeError | NotImplementedError | Integer | Polynomial_rational_flint | TypeError" table:style-name="odfdo_auto_41">
            <text:p>AttributeError | NotImplementedError | Integer | Polynomial_rational_flint | 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NumberFieldElement_gaussian" table:style-name="odfdo_auto_21">
            <text:p>NumberFieldElement_gaussian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Number" table:style-name="odfdo_auto_22">
            <text:p>RealNumbe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DoubleElement_gsl" table:style-name="odfdo_auto_23">
            <text:p>RealDoubleElement_gsl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Ball" table:style-name="odfdo_auto_24">
            <text:p>RealBall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RealIntervalFieldElement" table:style-name="odfdo_auto_25">
            <text:p>RealIntervalFieldElement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Number" table:style-name="odfdo_auto_26">
            <text:p>ComplexNumbe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DoubleElement" table:style-name="odfdo_auto_27">
            <text:p>ComplexDoubleElement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 | AttributeError" table:style-name="odfdo_auto_44">
            <text:p>Typ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Ball" table:style-name="odfdo_auto_28">
            <text:p>ComplexBall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ComplexIntervalFieldElement" table:style-name="odfdo_auto_29">
            <text:p>ComplexIntervalFieldElement</text:p>
          </table:table-cell>
          <table:table-cell office:value-type="string" calcext:value-type="string" office:string-value="AttributeError | ValueError" table:style-name="odfdo_auto_44">
            <text:p>AttributeError | ValueError</text:p>
          </table:table-cell>
          <table:table-cell office:value-type="string" calcext:value-type="string" office:string-value="TypeError | ValueError" table:style-name="odfdo_auto_44">
            <text:p>TypeError | 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 | AttributeError" table:style-name="odfdo_auto_44">
            <text:p>ValueError | Attribut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 | ValueError | AttributeError" table:style-name="odfdo_auto_44">
            <text:p>TypeError | ValueError | Attribut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PlusInfinity" table:style-name="odfdo_auto_30">
            <text:p>Plus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MinusInfinity" table:style-name="odfdo_auto_31">
            <text:p>Minus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  <table:table-row>
          <table:table-cell office:value-type="string" calcext:value-type="string" office:string-value="UnsignedInfinity" table:style-name="odfdo_auto_32">
            <text:p>UnsignedInfinity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ValueError" table:style-name="odfdo_auto_44">
            <text:p>Valu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  <table:table-cell office:value-type="string" calcext:value-type="string" office:string-value="TypeError" table:style-name="odfdo_auto_44">
            <text:p>TypeError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19.0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